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2.667cm" svg:x="6.588cm" svg:y="4.937cm">
          <text:p text:style-name="P1"><text:span text:style-name="T1">Basil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6T17:55:18.613000000</meta:creation-date>
    <dc:date>2015-08-16T17:59:50.586000000</dc:date>
    <meta:editing-duration>P0D</meta:editing-duration>
    <meta:editing-cycles>1</meta:editing-cycles>
    <meta:document-statistic meta:object-count="1"/>
    <meta:generator>LibreOffice/4.2.4.2$Windows_x86 LibreOffice_project/63150712c6d317d27ce2db16eb94c2f3d7b699f8</meta:generator>
  </office:meta>
</office:document-meta>
</file>